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1" style:family="paragraph" style:parent-style-name="Text_20_body">
      <style:text-properties officeooo:paragraph-rsid="00ee47c7"/>
    </style:style>
    <style:style style:name="P12"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13"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14"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15"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16"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17"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18" style:family="paragraph" style:parent-style-name="Contents_20_Heading" style:master-page-name="">
      <style:paragraph-properties style:page-number="auto"/>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2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23" style:family="paragraph" style:parent-style-name="Text_20_body" style:list-style-name="L1">
      <style:paragraph-properties fo:line-height="150%"/>
      <style:text-properties style:font-name="Liberation Serif1" fo:font-weight="normal" officeooo:rsid="0144112d" officeooo:paragraph-rsid="0144112d" style:font-weight-asian="normal" style:font-weight-complex="normal"/>
    </style:style>
    <style:style style:name="P24" style:family="paragraph" style:parent-style-name="Heading_20_2">
      <style:text-properties officeooo:rsid="013690b7" officeooo:paragraph-rsid="013690b7"/>
    </style:style>
    <style:style style:name="P25" style:family="paragraph" style:parent-style-name="Heading_20_2" style:master-page-name="Standard">
      <style:paragraph-properties style:page-number="auto"/>
      <style:text-properties officeooo:rsid="00b5bc47" officeooo:paragraph-rsid="00b5bc47"/>
    </style:style>
    <style:style style:name="P2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7" style:family="paragraph" style:parent-style-name="Heading_20_1" style:master-page-name="Standard">
      <style:paragraph-properties style:page-number="auto" fo:break-before="page"/>
      <style:text-properties officeooo:rsid="0135c9b2" officeooo:paragraph-rsid="0135c9b2"/>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3ace9d"/>
    </style:style>
    <style:style style:name="T8" style:family="text">
      <style:text-properties officeooo:rsid="013c5c64"/>
    </style:style>
    <style:style style:name="T9" style:family="text">
      <style:text-properties officeooo:rsid="0142d122"/>
    </style:style>
    <style:style style:name="T10" style:family="text">
      <style:text-properties officeooo:rsid="013e3d8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20"><text:a xlink:type="simple" xlink:href="#__RefHeading__833_791462310" text:style-name="Index_20_Link" text:visited-style-name="Index_20_Link"><text:s/>1 Seguridad en instalaciones eléctricas<text:tab/>2</text:a></text:p>
          <text:p text:style-name="P19"><text:a xlink:type="simple" xlink:href="#__RefHeading__836_791462310" text:style-name="Index_20_Link" text:visited-style-name="Index_20_Link"><text:s/>1.1 Efectos fisiológicos de la electricidad<text:tab/>2</text:a></text:p>
          <text:p text:style-name="P19"><text:a xlink:type="simple" xlink:href="#__RefHeading__3003_509960930" text:style-name="Index_20_Link" text:visited-style-name="Index_20_Link"><text:s/>1.2 Soluciones<text:tab/>3</text:a></text:p>
        </text:index-body>
      </text:table-of-content>
      <text:h text:style-name="P26" text:outline-level="1"/>
      <text:h text:style-name="P27" text:outline-level="1"><text:bookmark-start text:name="__RefHeading__833_791462310"/>Seguridad en instalaciones eléctricas<text:bookmark-end text:name="__RefHeading__833_791462310"/></text:h>
      <text:p text:style-name="P11"/>
      <text:h text:style-name="P24"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se refiere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conjuntamente para permitirle sentir, moverse, responder, pensar y recordar.</text:p>
      <text:p text:style-name="P12">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12"><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7">(son </text:span><text:soft-page-break/><text:span text:style-name="T7">las señales que provocan las contracciones voluntarias de los músculos)</text:span> actúen <text:span text:style-name="T7">sobre</text:span> los músculos. Los músculos activados por una corriente externa (de<text:span text:style-name="T7">scarga</text:span>) se <text:span text:style-name="T7">contraen </text:span>involuntariamente, sin que la víctima pueda hacer nada para evitarlo.</text:p>
      <text:p text:style-name="P12">Este problema es especialmente peligroso si la víctima entra en contacto con un objeto <text:span text:style-name="T7">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13">Esto hará que la víctima apriete fuertemente el cable con la mano empeorando así la situación al asegurar un excelente contacto con el cable. <text:s/><text:span text:style-name="T8">La víctima será incapaz de soltar el conductor.</text:span></text:p>
      <text:p text:style-name="P14"><text:span text:style-name="T9">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0">Incluso cuando se detiene la corriente, es posible que la víctima no recupere el control voluntario de sus músculos durante un tiempo, ya que el equilibrio químico de los neurotransmisores se ha descompensado.</text:span></text:p>
      <text:p text:style-name="P15">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16">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17">Un corazón fibrilante es ineficaz para bombear sangre a los órganos vitales del cuerpo. <text:span text:style-name="T9">L</text:span>a muerte por asfixia y/o paro cardíaco será el resultado de una corriente eléctrica lo suficientemente fuerte.</text:p>
      <text:p text:style-name="P17">Curiosamente, el personal médico utiliza una fuerte descarga de corriente eléctrica en el pecho de una víctima para "reactivar" un corazón fibrilante y que este vuelva a latir a su ritmo normal.</text:p>
      <text:p text:style-name="P2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21"/>
      <text:p text:style-name="P21">“La corriente alterna de baja frecuencia provoca contracción muscular prolongada (tetania), que puede congelar la mano a la fuente de corriente, prolongando la exposición. </text:p>
      <text:p text:style-name="P21">La corriente continua suele provocar una única contracción convulsiva, que a menudo obliga a la víctima a alejarse de la fuente de corriente.”</text:p>
      <text:p text:style-name="P22"/>
      <text:p text:style-name="P22">Fuente</text:p>
      <text:p text:style-name="P22">Robert S. Porter, MD, editor, “The Merck Manuals Online Medical Library”, “Electrical</text:p>
      <text:p text:style-name="P22">Injuries,” at <text:a xlink:type="simple" xlink:href="http://www.merck.com/mmpe/sec21/ch316/ch316b.html">http://www.merck.com/mmpe/sec21/ch316/ch316b.html</text:a></text:p>
      <text:p text:style-name="P22"/>
      <text:p text:style-name="P22">Resumen</text:p>
      <text:list xml:id="list1322171093910975585" text:style-name="L1">
        <text:list-item>
          <text:p text:style-name="P23">La corriente eléctrica es capaz de producir quemaduras profundas y graves debido a la potencia elctrica disipada a través de la resistencia del cuerpo.</text:p>
        </text:list-item>
        <text:list-item>
          <text:p text:style-name="P23">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23">Los músculos del diafragma (pulmón) y del corazón se ven afectados de forma similar por la corriente eléctrica. Incluso corrientes demasiado pequeñas para inducir el tétanos los pueden paralizar. </text:p>
        </text:list-item>
        <text:list-item>
          <text:p text:style-name="P23">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25"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9">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text:page-number> de <text:page-count>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08T12:39:28.857589026</dc:date>
    <meta:editing-duration>PT22H6M9S</meta:editing-duration>
    <meta:editing-cycles>256</meta:editing-cycles>
    <meta:generator>LibreOffice/4.2.8.2$Linux_x86 LibreOffice_project/420m0$Build-2</meta:generator>
    <meta:document-statistic meta:table-count="0" meta:image-count="0" meta:object-count="0" meta:page-count="5" meta:paragraph-count="37" meta:word-count="1098" meta:character-count="7051" meta:non-whitespace-character-count="5977"/>
  </office:meta>
</office:document-meta>
</file>